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52M58S">
            <text:p>11:52:5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53M58S">
            <text:p>11:53:5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1.8666666666667">
            <text:p>2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56666666666667">
            <text:p>1.6</text:p>
          </table:table-cell>
          <table:table-cell table:style-name="ce4" office:value-type="float" office:value="1.43333333333333">
            <text:p>1.4</text:p>
          </table:table-cell>
          <table:table-cell table:style-name="ce4" office:value-type="float" office:value="0.733333333333334">
            <text:p>0.7</text:p>
          </table:table-cell>
          <table:table-cell table:style-name="ce4" office:value-type="float" office:value="96.3">
            <text:p>96.3</text:p>
          </table:table-cell>
          <table:table-cell table:style-name="ce4" office:value-type="float" office:value="3">
            <text:p>3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9.6">
            <text:p>50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98.6">
            <text:p>98.6</text:p>
          </table:table-cell>
          <table:table-cell table:style-name="ce4" office:value-type="float" office:value="5.8">
            <text:p>5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595H53M58S">
            <text:p>11:53:5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59574468085106">
            <text:p>1.6</text:p>
          </table:table-cell>
          <table:table-cell table:style-name="ce4" office:value-type="float" office:value="2.30232558139535">
            <text:p>2.3</text:p>
          </table:table-cell>
          <table:table-cell table:style-name="ce4" office:value-type="float" office:value="2.31818181818182">
            <text:p>2.3</text:p>
          </table:table-cell>
          <table:table-cell table:style-name="ce4" office:value-type="float" office:value="1.02388369678089">
            <text:p>1.0</text:p>
          </table:table-cell>
          <table:table-cell table:style-name="ce4" office:value-type="float" office:value="1.93333333333333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5.384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30">
            <text:p>30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52.57S">
            <text:p>00:11:5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7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442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19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36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928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39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439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489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39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7906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514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8438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39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64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9909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92820 0 28116 1692496 31745 0 960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3545 0 6931 419097 6577 0 667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6098 0 6912 425164 5548 0 82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1694 0 6530 431256 3356 0 82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1482 0 7742 416978 16262 0 127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52523 49 201 0 0 0 0 2 0 1 0 0 0 374 0 85123 70 0 0 0 0 0 0 0 22 0 0 0 0 0 0 0 0 40801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49396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35915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561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908381 0 625552 408000 133584 85214 0 184 182737 603 47250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1344 <text:s text:c="5"/>18 <text:s text:c="3"/>0 <text:s text:c="3"/>0 <text:s text:c="3"/>0 <text:s text:c="4"/>0 <text:s text:c="9"/>0 <text:s text:c="8"/>0 <text:s text:c="4"/>1344 <text:s text:c="5"/>1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3621635 <text:s/>252329 <text:s text:c="3"/>0 <text:s/>681 <text:s text:c="3"/>0 <text:s text:c="4"/>0 <text:s text:c="9"/>0 <text:s text:c="8"/>0 459710180 <text:s/>359107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022 23486 787798 339168 74096 356756 3451320 4558000 0 386692 49021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0919 23456 786746 338492 74096 356756 3451320 4558000 0 386580 49014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32 0 0 0 0 0 232 2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20 0 0 0 0 0 220 22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861 240424 21 23 4 54 145 96 20 0 1 0 4 2932736 413 4294967295 11673600 11773436 3217726992 3217721964 10011670 0 0 4096 536946211 3223525726 0 0 0 3 0 0 8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52329 errors:0 dropped:68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59107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3621635 (33.6 MB) <text:s/>TX bytes:459710180 (459.7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44 (1.3 KB) <text:s/>TX bytes:1344 (1.3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45 <text:s text:c="5"/>393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1.7">
            <text:p>1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98.6">
            <text:p>98.6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2.5">
            <text:p>2.5</text:p>
          </table:table-cell>
          <table:table-cell office:value-type="float" office:value="3.3">
            <text:p>3.3</text:p>
          </table:table-cell>
          <table:table-cell office:value-type="float" office:value="1.7">
            <text:p>1.7</text:p>
          </table:table-cell>
          <table:table-cell office:value-type="float" office:value="92.5">
            <text:p>92.5</text:p>
          </table:table-cell>
          <table:table-cell office:value-type="float" office:value="5.8">
            <text:p>5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56666666666667">
            <text:p>1.5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.43333333333333">
            <text:p>1.43</text:p>
          </table:table-cell>
          <table:table-cell office:value-type="float" office:value="0.733333333333334">
            <text:p>0.73</text:p>
          </table:table-cell>
          <table:table-cell office:value-type="float" office:value="96.3">
            <text:p>96.3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.86666666666667">
            <text:p>2.9</text:p>
          </table:table-cell>
          <table:table-cell table:style-name="ce10" office:value-type="float" office:value="3.23333333333333">
            <text:p>3.2</text:p>
          </table:table-cell>
          <table:table-cell table:style-name="ce10" office:value-type="float" office:value="0.866666666666667">
            <text:p>0.9</text:p>
          </table:table-cell>
          <table:table-cell table:style-name="ce10" office:value-type="float" office:value="93.0333333333333">
            <text:p>93.0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.96666666666667">
            <text:p>3.0</text:p>
          </table:table-cell>
          <table:table-cell table:style-name="ce10" office:value-type="float" office:value="1.26666666666667">
            <text:p>1.3</text:p>
          </table:table-cell>
          <table:table-cell table:style-name="ce10" office:value-type="float" office:value="0.833333333333333">
            <text:p>0.8</text:p>
          </table:table-cell>
          <table:table-cell table:style-name="ce10" office:value-type="float" office:value="94.9333333333333">
            <text:p>94.9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.3">
            <text:p>2.3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0.466666666666667">
            <text:p>0.5</text:p>
          </table:table-cell>
          <table:table-cell table:style-name="ce10" office:value-type="float" office:value="96.0333333333334">
            <text:p>96.0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.6">
            <text:p>2.6</text:p>
          </table:table-cell>
          <table:table-cell table:style-name="ce10" office:value-type="float" office:value="1.36666666666667">
            <text:p>1.4</text:p>
          </table:table-cell>
          <table:table-cell table:style-name="ce10" office:value-type="float" office:value="2.96666666666667">
            <text:p>3.0</text:p>
          </table:table-cell>
          <table:table-cell table:style-name="ce10" office:value-type="float" office:value="93.1">
            <text:p>93.1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">
            <text:p>0</text:p>
          </table:table-cell>
          <table:table-cell office:value-type="float" office:value="107.2">
            <text:p>107.2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0">
            <text:p>0</text:p>
          </table:table-cell>
          <table:table-cell office:value-type="float" office:value="405.6">
            <text:p>405.6</text:p>
          </table:table-cell>
          <table:table-cell office:value-type="float" office:value="49.6">
            <text:p>49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70.933333333333">
            <text:p>170.9</text:p>
          </table:table-cell>
          <table:table-cell table:style-name="ce11" table:formula="of:=AVERAGE([.D2:.D4])" office:value-type="float" office:value="21.8666666666667">
            <text:p>21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72.286635465419">
            <text:p>172.3</text:p>
          </table:table-cell>
          <table:table-cell table:style-name="ce11" table:formula="of:=IF([.D6]=0;0;MAX(SUMPRODUCT([.D2:.D4];[.D2:.D4])/SUM([.D2:.D4])-[.D6];0))" office:value-type="float" office:value="19.5382113821138">
            <text:p>19.5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62.3800312012481">
            <text:p>62.4</text:p>
          </table:table-cell>
          <table:table-cell table:style-name="ce11" table:formula="of:=ABS(MAX([.D2:.D4])-[.D6]-[.D7])" office:value-type="float" office:value="8.19512195121951">
            <text:p>8.2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table:number-columns-repeated="2" office:value-type="float" office:value="6.7">
            <text:p>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4">
            <text:p>1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table:number-columns-repeated="2" office:value-type="float" office:value="8.2">
            <text:p>8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4">
            <text:p>16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.96666666666667">
            <text:p>5.0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draw:notify-on-update-of-ranges="DISKBSIZE.B1:DISKBSIZE.F1 DISKBSIZE.B6:DISKBSIZE.F6 DISKBSIZE.B7:DISKBSIZE.F7 DISKBSIZE.B8:DISKBSIZE.F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4.96666666666667">
            <text:p>5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.55883668903803">
            <text:p>2.6</text:p>
          </table:table-cell>
          <table:table-cell table:style-name="ce11" table:formula="of:=IF([.C6]=0;0;MAX(SUMPRODUCT([.C2:.C4];[.C2:.C4])/SUM([.C2:.C4])-[.C6];0))" office:value-type="float" office:value="2.55883668903803">
            <text:p>2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674496644295301">
            <text:p>0.7</text:p>
          </table:table-cell>
          <table:table-cell table:style-name="ce11" table:formula="of:=ABS(MAX([.C2:.C4])-[.C6]-[.C7])" office:value-type="float" office:value="0.674496644295301">
            <text:p>0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7.5255033557047">
            <text:p>7.5</text:p>
          </table:table-cell>
          <table:table-cell table:style-name="ce11" table:formula="of:=[.C6]+ [.C7]" office:value-type="float" office:value="7.5255033557047">
            <text:p>7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 DISKBSIZE.F1:DISKBSIZE.F1 DISKBSIZE.F2:DISKBSIZE.F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table:number-columns-repeated="2" office:value-type="float" office:value="2.2">
            <text:p>2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.4">
            <text:p>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table:number-columns-repeated="2" office:value-type="float" office:value="8.3">
            <text:p>8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6">
            <text:p>16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.5">
            <text:p>3.5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draw:notify-on-update-of-ranges="DISKBUSY.B1:DISKBUSY.F1 DISKBUSY.B6:DISKBUSY.F6 DISKBUSY.B7:DISKBUSY.F7 DISKBUSY.B8:DISKBUSY.F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.5">
            <text:p>3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.52190476190476">
            <text:p>3.5</text:p>
          </table:table-cell>
          <table:table-cell table:style-name="ce11" table:formula="of:=IF([.C6]=0;0;MAX(SUMPRODUCT([.C2:.C4];[.C2:.C4])/SUM([.C2:.C4])-[.C6];0))" office:value-type="float" office:value="3.52190476190476">
            <text:p>3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27809523809524">
            <text:p>1.3</text:p>
          </table:table-cell>
          <table:table-cell table:style-name="ce11" table:formula="of:=ABS(MAX([.C2:.C4])-[.C6]-[.C7])" office:value-type="float" office:value="1.27809523809524">
            <text:p>1.3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7.02190476190476">
            <text:p>7.0</text:p>
          </table:table-cell>
          <table:table-cell table:style-name="ce11" table:formula="of:=[.C6]+ [.C7]" office:value-type="float" office:value="7.02190476190476">
            <text:p>7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 DISKBUSY.F1:DISKBUSY.F1 DISKBUSY.F2:DISKBUSY.F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draw:notify-on-update-of-ranges="DISKREAD.B1:DISKREAD.F1 DISKREAD.B6:DISKREAD.F6 DISKREAD.B7:DISKREAD.F7 DISKREAD.B8:DISKREAD.F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 DISKREAD.F1:DISKREAD.F1 DISKREAD.F2:DISKREAD.F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table:number-columns-repeated="2" office:value-type="float" office:value="53.6">
            <text:p>53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7.2">
            <text:p>10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table:number-columns-repeated="2" office:value-type="float" office:value="202.8">
            <text:p>202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05.6">
            <text:p>405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85.4666666666667">
            <text:p>85.5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draw:notify-on-update-of-ranges="DISKWRITE.B1:DISKWRITE.F1 DISKWRITE.B6:DISKWRITE.F6 DISKWRITE.B7:DISKWRITE.F7 DISKWRITE.B8:DISKWRITE.F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85.4666666666667">
            <text:p>85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6.1433177327093">
            <text:p>86.1</text:p>
          </table:table-cell>
          <table:table-cell table:style-name="ce11" table:formula="of:=IF([.C6]=0;0;MAX(SUMPRODUCT([.C2:.C4];[.C2:.C4])/SUM([.C2:.C4])-[.C6];0))" office:value-type="float" office:value="86.1433177327093">
            <text:p>86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1.190015600624">
            <text:p>31.2</text:p>
          </table:table-cell>
          <table:table-cell table:style-name="ce11" table:formula="of:=ABS(MAX([.C2:.C4])-[.C6]-[.C7])" office:value-type="float" office:value="31.190015600624">
            <text:p>31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71.609984399376">
            <text:p>171.6</text:p>
          </table:table-cell>
          <table:table-cell table:style-name="ce11" table:formula="of:=[.C6]+ [.C7]" office:value-type="float" office:value="171.609984399376">
            <text:p>171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 DISKWRITE.F1:DISKWRITE.F1 DISKWRITE.F2:DISKWRITE.F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table:number-columns-repeated="2" office:value-type="float" office:value="24.8">
            <text:p>2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9.6">
            <text:p>49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0.9333333333333">
            <text:p>10.9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draw:notify-on-update-of-ranges="DISKXFER.B1:DISKXFER.F1 DISKXFER.B6:DISKXFER.F6 DISKXFER.B7:DISKXFER.F7 DISKXFER.B8:DISKXFER.F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10.9333333333333">
            <text:p>10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9.76910569105692">
            <text:p>9.8</text:p>
          </table:table-cell>
          <table:table-cell table:style-name="ce11" table:formula="of:=IF([.C6]=0;0;MAX(SUMPRODUCT([.C2:.C4];[.C2:.C4])/SUM([.C2:.C4])-[.C6];0))" office:value-type="float" office:value="9.76910569105692">
            <text:p>9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.09756097560975">
            <text:p>4.1</text:p>
          </table:table-cell>
          <table:table-cell table:style-name="ce11" table:formula="of:=ABS(MAX([.C2:.C4])-[.C6]-[.C7])" office:value-type="float" office:value="4.09756097560975">
            <text:p>4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0.7024390243902">
            <text:p>20.7</text:p>
          </table:table-cell>
          <table:table-cell table:style-name="ce11" table:formula="of:=[.C6]+ [.C7]" office:value-type="float" office:value="20.7024390243902">
            <text:p>20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 DISKXFER.F1:DISKXFER.F1 DISKXFER.F2:DISKXFER.F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43.7">
            <text:p>43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3.6333333333333">
            <text:p>43.6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050929462695137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0666157372039748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5.5">
            <text:p>2385.5</text:p>
          </table:table-cell>
          <table:table-cell office:value-type="float" office:value="1749.2">
            <text:p>1749.2</text:p>
          </table:table-cell>
          <table:table-cell office:value-type="float" office:value="636.3">
            <text:p>636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1.6">
            <text:p>621.6</text:p>
          </table:table-cell>
          <table:table-cell office:value-type="float" office:value="1360.2">
            <text:p>1360.2</text:p>
          </table:table-cell>
          <table:table-cell office:value-type="float" office:value="-1">
            <text:p>-1</text:p>
          </table:table-cell>
          <table:table-cell office:value-type="float" office:value="148.4">
            <text:p>148.4</text:p>
          </table:table-cell>
          <table:table-cell office:value-type="float" office:value="0">
            <text:p>0</text:p>
          </table:table-cell>
          <table:table-cell office:value-type="float" office:value="233.7">
            <text:p>233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1.2">
            <text:p>2381.2</text:p>
          </table:table-cell>
          <table:table-cell office:value-type="float" office:value="1745.2">
            <text:p>1745.2</text:p>
          </table:table-cell>
          <table:table-cell office:value-type="float" office:value="636.1">
            <text:p>636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5.8">
            <text:p>625.8</text:p>
          </table:table-cell>
          <table:table-cell office:value-type="float" office:value="1360.4">
            <text:p>1360.4</text:p>
          </table:table-cell>
          <table:table-cell office:value-type="float" office:value="-1">
            <text:p>-1</text:p>
          </table:table-cell>
          <table:table-cell office:value-type="float" office:value="148.4">
            <text:p>148.4</text:p>
          </table:table-cell>
          <table:table-cell office:value-type="float" office:value="0">
            <text:p>0</text:p>
          </table:table-cell>
          <table:table-cell office:value-type="float" office:value="237.7">
            <text:p>237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2.1">
            <text:p>2382.1</text:p>
          </table:table-cell>
          <table:table-cell office:value-type="float" office:value="1746.5">
            <text:p>1746.5</text:p>
          </table:table-cell>
          <table:table-cell office:value-type="float" office:value="635.5">
            <text:p>635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office:value-type="float" office:value="1362.9">
            <text:p>1362.9</text:p>
          </table:table-cell>
          <table:table-cell office:value-type="float" office:value="-1">
            <text:p>-1</text:p>
          </table:table-cell>
          <table:table-cell office:value-type="float" office:value="148.9">
            <text:p>148.9</text:p>
          </table:table-cell>
          <table:table-cell office:value-type="float" office:value="0">
            <text:p>0</text:p>
          </table:table-cell>
          <table:table-cell office:value-type="float" office:value="233.5">
            <text:p>233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3.4">
            <text:p>3.4</text:p>
          </table:table-cell>
          <table:table-cell office:value-type="float" office:value="-20.4">
            <text:p>-20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138.6">
            <text:p>138.6</text:p>
          </table:table-cell>
          <table:table-cell office:value-type="float" office:value="0">
            <text:p>0</text:p>
          </table:table-cell>
          <table:table-cell office:value-type="float" office:value="150.8">
            <text:p>150.8</text:p>
          </table:table-cell>
          <table:table-cell office:value-type="float" office:value="12.2">
            <text:p>12.2</text:p>
          </table:table-cell>
          <table:table-cell office:value-type="float" office:value="-138.6">
            <text:p>-138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5.43333333333333">
            <text:p>5.4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53.0666666666667">
            <text:p>53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4.43721881390593">
            <text:p>4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70.2132328308208">
            <text:p>70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.32944785276074">
            <text:p>2.3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5.3201005025125">
            <text:p>15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">
            <text:p>0</text:p>
          </table:table-cell>
          <table:table-cell office:value-type="float" office:value="22.8">
            <text:p>22.8</text:p>
          </table:table-cell>
          <table:table-cell office:value-type="float" office:value="0">
            <text:p>0</text:p>
          </table:table-cell>
          <table:table-cell office:value-type="float" office:value="21.2">
            <text:p>21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0">
            <text:p>0</text:p>
          </table:table-cell>
          <table:table-cell office:value-type="float" office:value="86.7">
            <text:p>86.7</text:p>
          </table:table-cell>
          <table:table-cell office:value-type="float" office:value="0">
            <text:p>0</text:p>
          </table:table-cell>
          <table:table-cell office:value-type="float" office:value="123.7">
            <text:p>123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39.8333333333333">
            <text:p>39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8.6">
            <text:p>48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8.2564574616457">
            <text:p>28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59.4379972565158">
            <text:p>59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8.6102092050209">
            <text:p>18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5.6620027434842">
            <text:p>15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7.4">
            <text:p>197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96.1">
            <text:p>396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13" office:value-type="float" office:value="-1">
            <text:p>-1</text:p>
          </table:table-cell>
          <table:table-cell office:value-type="float" office:value="4839">
            <text:p>4839</text:p>
          </table:table-cell>
          <table:table-cell office:value-type="float" office:value="-1">
            <text:p>-1</text:p>
          </table:table-cell>
          <table:table-cell office:value-type="float" office:value="4789">
            <text:p>4789</text:p>
          </table:table-cell>
          <table:table-cell office:value-type="float" office:value="362">
            <text:p>362</text:p>
          </table:table-cell>
          <table:table-cell office:value-type="float" office:value="-1">
            <text:p>-1</text:p>
          </table:table-cell>
          <table:table-cell office:value-type="float" office:value="197099">
            <text:p>197099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table:number-columns-repeated="3" office:value-type="float" office:value="-1">
            <text:p>-1</text:p>
          </table:table-cell>
          <table:table-cell office:value-type="float" office:value="86">
            <text:p>8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table:number-columns-repeated="3" office:value-type="float" office:value="-1">
            <text:p>-1</text:p>
          </table:table-cell>
          <table:table-cell office:value-type="float" office:value="28">
            <text:p>2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197100">
            <text:p>-197100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-29">
            <text:p>-2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table:number-columns-repeated="16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52M58S">
            <text:p>11:52:58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2M58S">
            <text:p>11:52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53M28S">
            <text:p>11:53:28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3M28S">
            <text:p>11:5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53M58S">
            <text:p>11:53:58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3M58S">
            <text:p>11:53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5.2">
            <text:p>5.2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91.9">
            <text:p>91.9</text:p>
          </table:table-cell>
          <table:table-cell office:value-type="float" office:value="6.7">
            <text:p>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98.2">
            <text:p>98.2</text:p>
          </table:table-cell>
          <table:table-cell office:value-type="float" office:value="1.6">
            <text:p>1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2.8">
            <text:p>2.8</text:p>
          </table:table-cell>
          <table:table-cell office:value-type="float" office:value="7.2">
            <text:p>7.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86666666666667">
            <text:p>2.87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23333333333333">
            <text:p>3.23</text:p>
          </table:table-cell>
          <table:table-cell office:value-type="float" office:value="0.866666666666667">
            <text:p>0.87</text:p>
          </table:table-cell>
          <table:table-cell office:value-type="float" office:value="93.0333333333333">
            <text:p>93.03</text:p>
          </table:table-cell>
          <table:table-cell office:value-type="float" office:value="6.1">
            <text:p>6.1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5.6">
            <text:p>5.6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91.7">
            <text:p>91.7</text:p>
          </table:table-cell>
          <table:table-cell office:value-type="float" office:value="7.1">
            <text:p>7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98.9">
            <text:p>98.9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94.2">
            <text:p>94.2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96666666666667">
            <text:p>2.97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1.26666666666667">
            <text:p>1.27</text:p>
          </table:table-cell>
          <table:table-cell office:value-type="float" office:value="0.833333333333333">
            <text:p>0.83</text:p>
          </table:table-cell>
          <table:table-cell office:value-type="float" office:value="94.9333333333333">
            <text:p>94.93</text:p>
          </table:table-cell>
          <table:table-cell office:value-type="float" office:value="4.23333333333333">
            <text:p>4.2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4.7">
            <text:p>4.7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93.2">
            <text:p>93.2</text:p>
          </table:table-cell>
          <table:table-cell office:value-type="float" office:value="6.1">
            <text:p>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95.5">
            <text:p>95.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3">
            <text:p>2.3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1.2">
            <text:p>1.2</text:p>
          </table:table-cell>
          <table:table-cell office:value-type="float" office:value="0.466666666666667">
            <text:p>0.47</text:p>
          </table:table-cell>
          <table:table-cell office:value-type="float" office:value="96.0333333333334">
            <text:p>96.03</text:p>
          </table:table-cell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2M58S">
            <text:p>11:52:58</text:p>
          </table:table-cell>
          <table:table-cell office:value-type="float" office:value="4.6">
            <text:p>4.6</text:p>
          </table:table-cell>
          <table:table-cell office:value-type="float" office:value="1.7">
            <text:p>1.7</text:p>
          </table:table-cell>
          <table:table-cell office:value-type="float" office:value="3.5">
            <text:p>3.5</text:p>
          </table:table-cell>
          <table:table-cell office:value-type="float" office:value="90.2">
            <text:p>90.2</text:p>
          </table:table-cell>
          <table:table-cell office:value-type="float" office:value="6.3">
            <text:p>6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28S">
            <text:p>11:53:28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1.2">
            <text:p>1.2</text:p>
          </table:table-cell>
          <table:table-cell office:value-type="float" office:value="97.9">
            <text:p>97.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3M58S">
            <text:p>11:53:58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4.2">
            <text:p>4.2</text:p>
          </table:table-cell>
          <table:table-cell office:value-type="float" office:value="91.2">
            <text:p>91.2</text:p>
          </table:table-cell>
          <table:table-cell office:value-type="float" office:value="4.6">
            <text:p>4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6">
            <text:p>2.6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1.36666666666667">
            <text:p>1.37</text:p>
          </table:table-cell>
          <table:table-cell office:value-type="float" office:value="2.96666666666667">
            <text:p>2.97</text:p>
          </table:table-cell>
          <table:table-cell office:value-type="float" office:value="93.1">
            <text:p>93.1</text:p>
          </table:table-cell>
          <table:table-cell office:value-type="float" office:value="3.96666666666667">
            <text:p>3.9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9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30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52:58</text:p>
              </table:table-cell>
              <table:table-cell office:value-type="float" office:value="2.3">
                <text:p text:id="CPU_ALL.F2:CPU_ALL.F4">2.3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.9">
                <text:p>0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5.8">
                <text:p>5.8</text:p>
              </table:table-cell>
              <table:table-cell office:value-type="float" office:value="49.6">
                <text:p>4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387cm" svg:y="0.256cm" chart:style-name="ch2">
          <text:p>Disk %Busy JMeter_Test_30_Threads  9/30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1:52:58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97cm" svg:y="0.256cm" chart:style-name="ch2">
          <text:p>Disk Read KB/s JMeter_Test_30_Threads  9/30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97cm" svg:y="0.256cm" chart:style-name="ch2">
          <text:p>Disk Read KB/s JMeter_Test_30_Threads  9/30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1:52:58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18cm" svg:y="0.256cm" chart:style-name="ch2">
          <text:p>Disk Write KB/s JMeter_Test_30_Threads  9/30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5.4666666666667">
                <text:p text:id="DISKWRITE.B6:DISKWRITE.F6">85.4666666666667</text:p>
              </table:table-cell>
              <table:table-cell office:value-type="float" office:value="85.4666666666667">
                <text:p>85.4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6.1433177327093">
                <text:p text:id="DISKWRITE.B7:DISKWRITE.F7">86.1433177327093</text:p>
              </table:table-cell>
              <table:table-cell office:value-type="float" office:value="86.1433177327093">
                <text:p>86.1433177327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1.190015600624">
                <text:p text:id="DISKWRITE.B8:DISKWRITE.F8">31.190015600624</text:p>
              </table:table-cell>
              <table:table-cell office:value-type="float" office:value="31.190015600624">
                <text:p>31.190015600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18cm" svg:y="0.256cm" chart:style-name="ch2">
          <text:p>Disk Write KB/s JMeter_Test_30_Threads  9/30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1:52:58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53.6">
                <text:p>53.6</text:p>
              </table:table-cell>
              <table:table-cell office:value-type="float" office:value="53.6">
                <text:p>5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202.8">
                <text:p>202.8</text:p>
              </table:table-cell>
              <table:table-cell office:value-type="float" office:value="202.8">
                <text:p>20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521cm" svg:y="0.256cm" chart:style-name="ch2">
          <text:p>Disk transfers per second JMeter_Test_30_Threads  9/30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.9333333333333">
                <text:p text:id="DISKXFER.B6:DISKXFER.F6">10.9333333333333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9.76910569105692">
                <text:p text:id="DISKXFER.B7:DISKXFER.F7">9.76910569105692</text:p>
              </table:table-cell>
              <table:table-cell office:value-type="float" office:value="9.76910569105692">
                <text:p>9.76910569105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09756097560975">
                <text:p text:id="DISKXFER.B8:DISKXFER.F8">4.09756097560975</text:p>
              </table:table-cell>
              <table:table-cell office:value-type="float" office:value="4.09756097560975">
                <text:p>4.0975609756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521cm" svg:y="0.256cm" chart:style-name="ch2">
          <text:p>Disk transfers per second JMeter_Test_30_Threads  9/30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1:52:58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24.8">
                <text:p>24.8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30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3.6333333333333">
                <text:p text:id="JFSFILE.B6:JFSFILE.F6">43.6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0509294626951373">
                <text:p text:id="JFSFILE.B7:JFSFILE.F7">0.000050929462695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0666157372039748">
                <text:p text:id="JFSFILE.B8:JFSFILE.F8">0.0666157372039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30_Threads  9/30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52:58</text:p>
              </table:table-cell>
              <table:table-cell office:value-type="float" office:value="2385.5">
                <text:p text:id="MEM.F2:MEM.F4">2385.5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2381.2">
                <text:p>2381.2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2382.1">
                <text:p>2382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52:58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30_Threads  9/30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52:58</text:p>
              </table:table-cell>
              <table:table-cell office:value-type="float" office:value="1.7">
                <text:p text:id="CPU_ALL.B2:CPU_ALL.B4">1.7</text:p>
              </table:table-cell>
              <table:table-cell office:value-type="float" office:value="0.6">
                <text:p text:id="CPU_ALL.C2:CPU_ALL.C4">0.6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2.5">
                <text:p>2.5</text:p>
              </table:table-cell>
              <table:table-cell office:value-type="float" office:value="3.3">
                <text:p>3.3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30_Threads (KB/s) - 9/30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52:58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7">
                <text:p text:id="NET.H2:NET.H4">0.7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-20.4">
                <text:p>-20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-138.6">
                <text:p>-138.6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408cm" svg:y="0.256cm" chart:style-name="ch2">
          <text:p>Network I/O JMeter_Test_30_Threads (KB/s)  9/30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0">
                <text:p>0</text:p>
              </table:table-cell>
              <table:table-cell office:value-type="float" office:value="53.0666666666667">
                <text:p>53.0666666666667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4.43721881390593">
                <text:p>4.43721881390593</text:p>
              </table:table-cell>
              <table:table-cell office:value-type="float" office:value="0">
                <text:p>0</text:p>
              </table:table-cell>
              <table:table-cell office:value-type="float" office:value="70.2132328308208">
                <text:p>70.2132328308208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.32944785276074">
                <text:p>2.32944785276074</text:p>
              </table:table-cell>
              <table:table-cell office:value-type="float" office:value="0">
                <text:p>0</text:p>
              </table:table-cell>
              <table:table-cell office:value-type="float" office:value="15.3201005025125">
                <text:p>15.320100502512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30_Threads (KB/s)  9/30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52:58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7">
                <text:p text:id="NET.C2:NET.C4">0.7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138.6">
                <text:p>138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30_Threads  9/30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0">
                <text:p>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8.2564574616457">
                <text:p>28.2564574616457</text:p>
              </table:table-cell>
              <table:table-cell office:value-type="float" office:value="0">
                <text:p>0</text:p>
              </table:table-cell>
              <table:table-cell office:value-type="float" office:value="59.4379972565158">
                <text:p>59.4379972565158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8.6102092050209">
                <text:p>18.6102092050209</text:p>
              </table:table-cell>
              <table:table-cell office:value-type="float" office:value="0">
                <text:p>0</text:p>
              </table:table-cell>
              <table:table-cell office:value-type="float" office:value="15.6620027434842">
                <text:p>15.662002743484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673cm" svg:y="0.256cm" chart:style-name="ch2">
          <text:p>Network Packets JMeter_Test_30_Threads  9/30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1:52:58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0">
                <text:p text:id="NETPACKET.C2:NETPACKET.C4">10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">
                <text:p>0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0">
                <text:p>0</text:p>
              </table:table-cell>
              <table:table-cell office:value-type="float" office:value="86.7">
                <text:p>86.7</text:p>
              </table:table-cell>
              <table:table-cell office:value-type="float" office:value="0">
                <text:p>0</text:p>
              </table:table-cell>
              <table:table-cell office:value-type="float" office:value="123.7">
                <text:p>123.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30_Threads  9/30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52:58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30_Threads  9/30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52:58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197.4">
                <text:p>197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396.1">
                <text:p>396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30_Threads  9/30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52:58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30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52:58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30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52:58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52:58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30_Threads  9/30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1:52:58</text:p>
              </table:table-cell>
              <table:table-cell office:value-type="float" office:value="5.2">
                <text:p text:id="CPU01.B2:CPU01.B4">5.2</text:p>
              </table:table-cell>
              <table:table-cell office:value-type="float" office:value="1.5">
                <text:p text:id="CPU01.C2:CPU01.C4">1.5</text:p>
              </table:table-cell>
              <table:table-cell office:value-type="float" office:value="1.4">
                <text:p text:id="CPU01.D2:CPU01.D4">1.4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2.8">
                <text:p>2.8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30_Threads  9/30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1:52:58</text:p>
              </table:table-cell>
              <table:table-cell office:value-type="float" office:value="5.6">
                <text:p text:id="CPU02.B2:CPU02.B4">5.6</text:p>
              </table:table-cell>
              <table:table-cell office:value-type="float" office:value="1.5">
                <text:p text:id="CPU02.C2:CPU02.C4">1.5</text:p>
              </table:table-cell>
              <table:table-cell office:value-type="float" office:value="1.2">
                <text:p text:id="CPU02.D2:CPU02.D4">1.2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30_Threads  9/30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1:52:58</text:p>
              </table:table-cell>
              <table:table-cell office:value-type="float" office:value="4.7">
                <text:p text:id="CPU03.B2:CPU03.B4">4.7</text:p>
              </table:table-cell>
              <table:table-cell office:value-type="float" office:value="1.4">
                <text:p text:id="CPU03.C2:CPU03.C4">1.4</text:p>
              </table:table-cell>
              <table:table-cell office:value-type="float" office:value="0.7">
                <text:p text:id="CPU03.D2:CPU03.D4">0.7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30_Threads  9/30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1:52:58</text:p>
              </table:table-cell>
              <table:table-cell office:value-type="float" office:value="4.6">
                <text:p text:id="CPU04.B2:CPU04.B4">4.6</text:p>
              </table:table-cell>
              <table:table-cell office:value-type="float" office:value="1.7">
                <text:p text:id="CPU04.C2:CPU04.C4">1.7</text:p>
              </table:table-cell>
              <table:table-cell office:value-type="float" office:value="3.5">
                <text:p text:id="CPU04.D2:CPU04.D4">3.5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30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.86666666666667">
                <text:p text:id="CPU_SUMM.B2:CPU_SUMM.B5">2.86666666666667</text:p>
              </table:table-cell>
              <table:table-cell office:value-type="float" office:value="3.23333333333333">
                <text:p text:id="CPU_SUMM.C2:CPU_SUMM.C5">3.23333333333333</text:p>
              </table:table-cell>
              <table:table-cell office:value-type="float" office:value="0.866666666666667">
                <text:p text:id="CPU_SUMM.D2:CPU_SUMM.D5">0.86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.3">
                <text:p>2.3</text:p>
              </table:table-cell>
              <table:table-cell office:value-type="float" office:value="1.2">
                <text:p>1.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.6">
                <text:p>2.6</text:p>
              </table:table-cell>
              <table:table-cell office:value-type="float" office:value="1.36666666666667">
                <text:p>1.36666666666667</text:p>
              </table:table-cell>
              <table:table-cell office:value-type="float" office:value="2.96666666666667">
                <text:p>2.9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30_Threads - 9/30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1:52:58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0">
                <text:p>0</text:p>
              </table:table-cell>
              <table:table-cell office:value-type="float" office:value="107.2">
                <text:p>107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0">
                <text:p>0</text:p>
              </table:table-cell>
              <table:table-cell office:value-type="float" office:value="405.6">
                <text:p>405.6</text:p>
              </table:table-cell>
              <table:table-cell office:value-type="float" office:value="49.6">
                <text:p>49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942cm" svg:y="0.256cm" chart:style-name="ch2">
          <text:p>Disk total KB/s JMeter_Test_30_Threads  9/30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70.933333333333">
                <text:p>170.933333333333</text:p>
              </table:table-cell>
              <table:table-cell office:value-type="float" office:value="21.8666666666667">
                <text:p>21.86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72.286635465419">
                <text:p>172.286635465419</text:p>
              </table:table-cell>
              <table:table-cell office:value-type="float" office:value="19.5382113821138">
                <text:p>19.5382113821138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62.3800312012481">
                <text:p>62.3800312012481</text:p>
              </table:table-cell>
              <table:table-cell office:value-type="float" office:value="8.19512195121951">
                <text:p>8.195121951219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812cm" svg:y="0.256cm" chart:style-name="ch2">
          <text:p>Disk Block Size JMeter_Test_30_Threads (Kbytes)  9/30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4.96666666666667">
                <text:p text:id="DISKBSIZE.B6:DISKBSIZE.F6">4.96666666666667</text:p>
              </table:table-cell>
              <table:table-cell office:value-type="float" office:value="4.96666666666667">
                <text:p>4.9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.55883668903803">
                <text:p text:id="DISKBSIZE.B7:DISKBSIZE.F7">2.55883668903803</text:p>
              </table:table-cell>
              <table:table-cell office:value-type="float" office:value="2.55883668903803">
                <text:p>2.55883668903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674496644295301">
                <text:p text:id="DISKBSIZE.B8:DISKBSIZE.F8">0.674496644295301</text:p>
              </table:table-cell>
              <table:table-cell office:value-type="float" office:value="0.674496644295301">
                <text:p>0.674496644295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812cm" svg:y="0.256cm" chart:style-name="ch2">
          <text:p>Disk Block Size JMeter_Test_30_Threads (Kbytes)  9/30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1:52:58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1:53:28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3:58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387cm" svg:y="0.256cm" chart:style-name="ch2">
          <text:p>Disk %Busy JMeter_Test_30_Threads  9/30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.5">
                <text:p text:id="DISKBUSY.B6:DISKBUSY.F6">3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.52190476190476">
                <text:p text:id="DISKBUSY.B7:DISKBUSY.F7">3.52190476190476</text:p>
              </table:table-cell>
              <table:table-cell office:value-type="float" office:value="3.52190476190476">
                <text:p>3.52190476190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27809523809524">
                <text:p text:id="DISKBUSY.B8:DISKBUSY.F8">1.27809523809524</text:p>
              </table:table-cell>
              <table:table-cell office:value-type="float" office:value="1.27809523809524">
                <text:p>1.27809523809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